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e262" officeooo:paragraph-rsid="0006e262"/>
    </style:style>
    <style:style style:name="P2" style:family="paragraph" style:parent-style-name="Text_20_body">
      <style:text-properties fo:font-weight="bold" officeooo:rsid="0006e262" officeooo:paragraph-rsid="0006e262" style:font-weight-asian="bold" style:font-weight-complex="bold"/>
    </style:style>
    <style:style style:name="P3" style:family="paragraph" style:parent-style-name="Text_20_body">
      <style:text-properties fo:font-weight="normal" officeooo:rsid="0006e262" officeooo:paragraph-rsid="0006e262" style:font-weight-asian="normal" style:font-weight-complex="normal"/>
    </style:style>
    <style:style style:name="P4" style:family="paragraph" style:parent-style-name="Title">
      <style:text-properties officeooo:rsid="0006e262" officeooo:paragraph-rsid="0006e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entajas y desventajas de virtualizar</text:p>
      <text:p text:style-name="P2">Ventajas</text:p>
      <text:p text:style-name="P1">-Pruebas de software</text:p>
      <text:p text:style-name="P1">-Aprovechamiento de recursos</text:p>
      <text:p text:style-name="P1">-Ahorro de energia</text:p>
      <text:p text:style-name="P1">-Seguridad de red</text:p>
      <text:p text:style-name="P1">-Seguridad backups</text:p>
      <text:p text:style-name="P1"/>
      <text:p text:style-name="P2">Desventajas.</text:p>
      <text:p text:style-name="P3">-complejidad.</text:p>
      <text:p text:style-name="P3">-Documentado</text:p>
      <text:p text:style-name="P3">-Penalización de recurso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2:53:32.899628686</meta:creation-date>
    <dc:date>2022-10-03T12:59:24.795414730</dc:date>
    <meta:editing-duration>PT5M52S</meta:editing-duration>
    <meta:editing-cycles>1</meta:editing-cycles>
    <meta:document-statistic meta:table-count="0" meta:image-count="0" meta:object-count="0" meta:page-count="1" meta:paragraph-count="11" meta:word-count="26" meta:character-count="208" meta:non-whitespace-character-count="193"/>
    <meta:generator>LibreOffice/6.4.7.2$Linux_X86_64 LibreOffice_project/40$Build-2</meta:generator>
  </office:meta>
</office:document-meta>
</file>